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ixed" svg:font-family="Fixed"/>
    <style:font-face style:name="Miriam" svg:font-family="Miriam"/>
    <style:font-face style:name="StarSymbol" svg:font-family="StarSymbol"/>
    <style:font-face style:name="Tahoma1" svg:font-family="Tahoma"/>
    <style:font-face style:name="Times New Roman1" svg:font-family="'Times New Roman'" style:font-family-generic="roman"/>
    <style:font-face style:name="ARial" svg:font-family="ARial" style:font-family-generic="swiss"/>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iriam Fixed" svg:font-family="'Miriam Fixed'" style:font-family-generic="modern" style:font-pitch="fixed"/>
    <style:font-face style:name="Times New Roman" svg:font-family="'Times New Roman'" style:font-family-generic="roman" style:font-pitch="variable"/>
    <style:font-face style:name="AR PL ShanHeiSun Uni" svg:font-family="'AR PL ShanHeiSun Uni'"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Heading">
      <style:paragraph-properties fo:text-align="center"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font-name="Courier New" fo:font-weight="normal" style:font-weight-asian="normal" style:font-weight-complex="normal"/>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text-properties style:font-name="Courier New" fo:font-size="10pt" fo:font-style="normal" style:font-size-asian="10pt" style:font-style-asian="normal" style:font-size-complex="10pt" style:font-style-complex="normal"/>
    </style:style>
    <style:style style:name="P8" style:family="paragraph" style:parent-style-name="Text_20_body">
      <style:text-properties style:font-name="Courier"/>
    </style:style>
    <style:style style:name="P9" style:family="paragraph" style:parent-style-name="Text_20_body">
      <style:text-properties style:font-name="Courier"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text-properties style:font-name="Miriam" fo:font-size="10pt" fo:font-style="normal" style:font-size-asian="10pt" style:font-style-asian="normal" style:font-size-complex="10pt" style:font-style-complex="normal"/>
    </style:style>
    <style:style style:name="P13" style:family="paragraph" style:parent-style-name="Text_20_body">
      <style:text-properties style:font-name="Times New Roman" fo:font-size="12pt" fo:font-style="normal" style:font-size-asian="12pt" style:font-style-asian="normal" style:font-size-complex="12pt" style:font-style-complex="normal"/>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style:font-name="Miriam Fixed" fo:font-size="10pt" fo:font-style="normal" style:font-size-asian="10pt" style:font-style-asian="normal" style:font-size-complex="10pt" style:font-style-complex="normal"/>
    </style:style>
    <style:style style:name="P16" style:family="paragraph" style:parent-style-name="Text_20_body">
      <style:paragraph-properties fo:margin-left="0in" fo:margin-right="0in" fo:text-indent="0in" style:auto-text-indent="false"/>
      <style:text-properties style:font-name="Times New Roman" fo:font-size="10pt" fo:font-style="normal" style:font-size-asian="10pt" style:font-style-asian="normal" style:font-size-complex="10pt" style:font-style-complex="normal"/>
    </style:style>
    <style:style style:name="P17" style:family="paragraph" style:parent-style-name="Text_20_body">
      <style:paragraph-properties fo:margin-left="0in" fo:margin-right="0in" fo:text-indent="0in" style:auto-text-indent="false"/>
      <style:text-properties style:font-name="Times New Roman" fo:font-style="normal" style:font-style-asian="normal" style:font-style-complex="normal"/>
    </style:style>
    <style:style style:name="P18" style:family="paragraph" style:parent-style-name="Standard">
      <style:paragraph-properties fo:padding="0.0193in" fo:border="0.0008in solid #000000" style:shadow="none"/>
      <style:text-properties style:font-name="Courier New" fo:font-size="10pt" style:font-size-asian="10pt" style:font-size-complex="10pt"/>
    </style:style>
    <style:style style:name="P19" style:family="paragraph" style:parent-style-name="Heading_20_2">
      <style:text-properties fo:font-style="normal" style:font-style-asian="normal" style:font-style-complex="normal"/>
    </style:style>
    <style:style style:name="P20" style:family="paragraph" style:parent-style-name="Heading_20_3">
      <style:text-properties fo:font-style="normal" style:font-style-asian="normal" style:font-style-complex="normal"/>
    </style:style>
    <style:style style:name="P21" style:family="paragraph" style:parent-style-name="Text_20_body">
      <style:paragraph-properties fo:margin-left="0.9846in" fo:margin-right="0in" fo:text-indent="0in" style:auto-text-indent="false"/>
      <style:text-properties style:font-name="Miriam Fixed" fo:font-size="10pt" fo:font-style="normal" style:font-size-asian="10pt" style:font-style-asian="normal" style:font-size-complex="10pt" style:font-style-complex="normal"/>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P24" style:family="paragraph" style:parent-style-name="Contents_20_3">
      <style:paragraph-properties>
        <style:tab-stops>
          <style:tab-stop style:position="6.2992in" style:type="right" style:leader-style="dotted" style:leader-text="."/>
        </style:tab-stops>
      </style:paragraph-properties>
    </style:style>
    <style:style style:name="P25" style:family="paragraph" style:parent-style-name="Contents_20_4">
      <style:paragraph-properties>
        <style:tab-stops>
          <style:tab-stop style:position="6.1028in" style:type="right" style:leader-style="dotted" style:leader-text="."/>
        </style:tab-stops>
      </style:paragraph-properties>
    </style:style>
    <style:style style:name="P26" style:family="paragraph" style:parent-style-name="Text_20_body" style:list-style-name="L2"/>
    <style:style style:name="P27" style:family="paragraph" style:parent-style-name="Text_20_body">
      <style:text-properties fo:font-style="normal" style:font-style-asian="normal" style:font-style-complex="normal"/>
    </style:style>
    <style:style style:name="P28" style:family="paragraph" style:parent-style-name="Text_20_body" style:list-style-name="L3">
      <style:text-properties fo:font-style="normal" style:font-style-asian="normal" style:font-style-complex="normal"/>
    </style:style>
    <style:style style:name="P29" style:family="paragraph" style:parent-style-name="Text_20_body" style:list-style-name="L4">
      <style:text-properties fo:font-style="normal" style:font-style-asian="normal" style:font-style-complex="normal"/>
    </style:style>
    <style:style style:name="P30" style:family="paragraph" style:parent-style-name="Text_20_body" style:list-style-name="L7">
      <style:text-properties fo:font-style="normal" style:font-style-asian="normal" style:font-style-complex="normal"/>
    </style:style>
    <style:style style:name="P31" style:family="paragraph" style:parent-style-name="Text_20_body" style:list-style-name="L9">
      <style:text-properties fo:font-style="normal" style:font-style-asian="normal" style:font-style-complex="normal"/>
    </style:style>
    <style:style style:name="P32" style:family="paragraph" style:parent-style-name="Text_20_body" style:list-style-name="L7"/>
    <style:style style:name="P33" style:family="paragraph" style:parent-style-name="Text_20_body" style:list-style-name="L7">
      <style:text-properties fo:font-style="italic" style:font-style-asian="italic" style:font-style-complex="italic"/>
    </style:style>
    <style:style style:name="P34" style:family="paragraph" style:parent-style-name="Text_20_body" style:list-style-name="L8">
      <style:text-properties style:font-name="Times New Roman" fo:font-size="12pt" fo:font-style="normal" style:font-size-asian="12pt" style:font-style-asian="normal" style:font-size-complex="12pt" style:font-style-complex="normal"/>
    </style:style>
    <style:style style:name="P35" style:family="paragraph" style:parent-style-name="Text_20_body" style:list-style-name="L9">
      <style:text-properties style:font-name="Miriam Fixed" fo:font-size="10pt" fo:font-style="normal" style:font-size-asian="10pt" style:font-style-asian="normal" style:font-size-complex="10pt" style:font-style-complex="normal"/>
    </style:style>
    <style:style style:name="P36" style:family="paragraph" style:parent-style-name="Text_20_body" style:list-style-name="L12"/>
    <style:style style:name="P37" style:family="paragraph" style:parent-style-name="Text_20_body">
      <style:text-properties style:font-name="Courier New" fo:font-size="10pt" style:font-size-asian="10pt" style:font-size-complex="10pt"/>
    </style:style>
    <style:style style:name="P38" style:family="paragraph" style:parent-style-name="Text_20_body">
      <style:text-properties style:font-name="Courier New" fo:font-weight="normal" style:font-weight-asian="normal" style:font-weight-complex="normal"/>
    </style:style>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text-properties style:font-name="Fixed" fo:font-size="10pt" style:font-size-asian="10pt" style:font-size-complex="10pt"/>
    </style:style>
    <style:style style:name="P42" style:family="paragraph" style:parent-style-name="Text_20_body">
      <style:text-properties style:font-name="Times New Roman1" fo:font-size="12pt" style:font-size-asian="12pt" style:font-size-complex="12pt"/>
    </style:style>
    <style:style style:name="P43" style:family="paragraph" style:parent-style-name="Text_20_body" style:list-style-name="L1">
      <style:paragraph-properties fo:margin-left="0.4925in" fo:margin-right="0in" fo:text-indent="0in" style:auto-text-indent="false"/>
    </style:style>
    <style:style style:name="P44" style:family="paragraph" style:parent-style-name="Text_20_body" style:list-style-name="L5">
      <style:paragraph-properties fo:margin-left="0.4925in" fo:margin-right="0in" fo:text-indent="0in" style:auto-text-indent="false"/>
      <style:text-properties fo:font-style="normal" style:font-style-asian="normal" style:font-style-complex="normal"/>
    </style:style>
    <style:style style:name="P45" style:family="paragraph" style:parent-style-name="Text_20_body" style:list-style-name="L6">
      <style:paragraph-properties fo:margin-left="0.4925in" fo:margin-right="0in" fo:text-indent="0in" style:auto-text-indent="false"/>
      <style:text-properties fo:font-style="normal" style:font-style-asian="normal" style:font-style-complex="normal"/>
    </style:style>
    <style:style style:name="P46" style:family="paragraph" style:parent-style-name="Text_20_body" style:list-style-name="L5">
      <style:paragraph-properties fo:margin-left="0.4925in" fo:margin-right="0in" fo:text-indent="0in" style:auto-text-indent="false"/>
      <style:text-properties style:font-name="Times New Roman" fo:font-style="italic" style:font-style-asian="italic" style:font-style-complex="italic"/>
    </style:style>
    <style:style style:name="P47" style:family="paragraph" style:parent-style-name="Text_20_body" style:list-style-name="L5">
      <style:paragraph-properties fo:margin-left="0.4925in" fo:margin-right="0in" fo:text-indent="0in" style:auto-text-indent="false"/>
      <style:text-properties style:font-name="Times New Roman" fo:font-style="normal" style:font-style-asian="normal" style:font-style-complex="normal"/>
    </style:style>
    <style:style style:name="P48" style:family="paragraph" style:parent-style-name="Text_20_body" style:list-style-name="L6">
      <style:paragraph-properties fo:margin-left="0.4925in" fo:margin-right="0in" fo:text-indent="0in" style:auto-text-indent="false"/>
    </style:style>
    <style:style style:name="P49" style:family="paragraph" style:parent-style-name="Text_20_body" style:list-style-name="L11">
      <style:paragraph-properties fo:margin-left="0.4925in" fo:margin-right="0in" fo:text-indent="0in" style:auto-text-indent="false"/>
    </style:style>
    <style:style style:name="P50" style:family="paragraph" style:parent-style-name="Text_20_body" style:list-style-name="L13">
      <style:paragraph-properties fo:margin-left="0.4925in" fo:margin-right="0in" fo:text-indent="0in" style:auto-text-indent="false"/>
    </style:style>
    <style:style style:name="P51" style:family="paragraph" style:parent-style-name="Text_20_body" style:list-style-name="L1">
      <style:paragraph-properties fo:margin-left="0in" fo:margin-right="0in" fo:text-indent="0in" style:auto-text-indent="false"/>
    </style:style>
    <style:style style:name="P52" style:family="paragraph" style:parent-style-name="Text_20_body" style:list-style-name="L5">
      <style:paragraph-properties fo:margin-left="0in" fo:margin-right="0in" fo:text-indent="0in" style:auto-text-indent="false"/>
      <style:text-properties fo:font-style="normal" style:font-style-asian="normal" style:font-style-complex="normal"/>
    </style:style>
    <style:style style:name="P53" style:family="paragraph" style:parent-style-name="Text_20_body" style:list-style-name="L10">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54" style:family="paragraph" style:parent-style-name="Text_20_body">
      <style:paragraph-properties fo:margin-left="0in" fo:margin-right="0in" fo:text-indent="0in" style:auto-text-indent="false"/>
      <style:text-properties style:font-name="Times New Roman1" fo:font-size="12pt" fo:font-style="normal" style:font-size-asian="12pt" style:font-style-asian="normal" style:font-size-complex="12pt" style:font-style-complex="normal"/>
    </style:style>
    <style:style style:name="P55" style:family="paragraph" style:parent-style-name="Text_20_body">
      <style:paragraph-properties fo:margin-top="0in" fo:margin-bottom="0.1965in"/>
    </style:style>
    <style:style style:name="P56" style:family="paragraph" style:parent-style-name="Text_20_body">
      <style:paragraph-properties fo:margin-left="-0.9846in" fo:margin-right="0in" fo:text-indent="0in" style:auto-text-indent="false"/>
      <style:text-properties style:font-name="Times New Roman1" fo:font-size="12pt" fo:font-style="normal" style:font-size-asian="12pt" style:font-style-asian="normal" style:font-size-complex="12pt" style:font-style-complex="normal"/>
    </style:style>
    <style:style style:name="P57" style:family="paragraph" style:parent-style-name="Heading_20_3">
      <style:text-properties fo:font-style="normal" style:font-style-asian="normal" style:font-style-complex="normal"/>
    </style:style>
    <style:style style:name="P58" style:family="paragraph" style:parent-style-name="Heading_20_4" style:list-style-name="L6">
      <style:paragraph-properties fo:margin-left="-0.9846in" fo:margin-right="0in" fo:text-indent="0in" style:auto-text-indent="false"/>
    </style:style>
    <style:style style:name="P59" style:family="paragraph" style:parent-style-name="Heading_20_4" style:list-style-name="L7">
      <style:paragraph-properties fo:margin-left="-0.9846in" fo:margin-right="0in" fo:text-indent="0in" style:auto-text-indent="false"/>
    </style:style>
    <style:style style:name="P60" style:family="paragraph" style:parent-style-name="Heading_20_4" style:list-style-name="L8">
      <style:paragraph-properties fo:margin-left="-0.9846in" fo:margin-right="0in" fo:text-indent="0in" style:auto-text-indent="false"/>
    </style:style>
    <style:style style:name="P61" style:family="paragraph" style:parent-style-name="Heading_20_4" style:list-style-name="L9">
      <style:paragraph-properties fo:margin-left="-0.9846in" fo:margin-right="0in" fo:text-indent="0in" style:auto-text-indent="false"/>
    </style:style>
    <style:style style:name="P62" style:family="paragraph" style:parent-style-name="Heading_20_4" style:list-style-name="L9">
      <style:paragraph-properties fo:margin-left="-0.9846in" fo:margin-right="0in" fo:text-indent="0in" style:auto-text-indent="false"/>
      <style:text-properties style:font-name="Arial1" fo:font-size="12pt" fo:font-style="normal" style:font-size-asian="12pt" style:font-style-asian="normal" style:font-size-complex="12pt" style:font-style-complex="normal"/>
    </style:style>
    <style:style style:name="P63" style:family="paragraph" style:parent-style-name="Heading_20_4" style:list-style-name="L9">
      <style:paragraph-properties fo:margin-left="-0.9846in" fo:margin-right="0in" fo:text-indent="0in" style:auto-text-indent="false"/>
      <style:text-properties style:font-name="Arial1" fo:font-size="12pt" fo:font-style="italic" style:font-size-asian="12pt" style:font-style-asian="italic" style:font-size-complex="12pt" style:font-style-complex="italic"/>
    </style:style>
    <style:style style:name="P64" style:family="paragraph" style:parent-style-name="Preformatted_20_Text">
      <style:paragraph-properties fo:margin-top="0in" fo:margin-bottom="0.1965in"/>
    </style:style>
    <style:style style:name="P65" style:family="paragraph" style:parent-style-name="Standard" style:master-page-name="">
      <style:paragraph-properties style:page-number="auto" fo:padding="0.0193in" fo:border="0.0008in solid #000000" style:shadow="none"/>
      <style:text-properties style:font-name="Courier New"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Courier New"/>
    </style:style>
    <style:style style:name="T9" style:family="text">
      <style:text-properties style:font-name="Courier New" fo:font-style="normal" style:font-style-asian="normal" style:font-style-complex="normal"/>
    </style:style>
    <style:style style:name="T10" style:family="text">
      <style:text-properties style:font-name="Courier New" fo:font-size="10pt" style:font-size-asian="10pt" style:font-size-complex="10pt"/>
    </style:style>
    <style:style style:name="T11" style:family="text">
      <style:text-properties style:font-name="Miriam"/>
    </style:style>
    <style:style style:name="T12" style:family="text">
      <style:text-properties fo:font-size="12pt" style:font-size-asian="12pt" style:font-size-complex="12pt"/>
    </style:style>
    <style:style style:name="T13" style:family="text">
      <style:text-properties fo:font-size="10pt" style:font-size-asian="10pt" style:font-size-complex="10pt"/>
    </style:style>
    <style:style style:name="T14" style:family="text">
      <style:text-properties style:font-name="Fixed"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665in" text:min-label-width="0.25in"/>
        <style:text-properties style:font-name="StarSymbol"/>
      </text:list-level-style-bullet>
      <text:list-level-style-bullet text:level="2" text:style-name="Bullet_20_Symbols" style:num-suffix="." text:bullet-char="○">
        <style:list-level-properties text:space-before="0.6665in" text:min-label-width="0.25in"/>
        <style:text-properties style:font-name="StarSymbol"/>
      </text:list-level-style-bullet>
      <text:list-level-style-bullet text:level="3" text:style-name="Bullet_20_Symbols" style:num-suffix="." text:bullet-char="■">
        <style:list-level-properties text:space-before="1.1665in" text:min-label-width="0.25in"/>
        <style:text-properties style:font-name="StarSymbol"/>
      </text:list-level-style-bullet>
      <text:list-level-style-bullet text:level="4" text:style-name="Bullet_20_Symbols" style:num-suffix="." text:bullet-char="●">
        <style:list-level-properties text:space-before="1.6665in" text:min-label-width="0.25in"/>
        <style:text-properties style:font-name="StarSymbol"/>
      </text:list-level-style-bullet>
      <text:list-level-style-bullet text:level="5" text:style-name="Bullet_20_Symbols" style:num-suffix="." text:bullet-char="○">
        <style:list-level-properties text:space-before="2.1665in" text:min-label-width="0.25in"/>
        <style:text-properties style:font-name="StarSymbol"/>
      </text:list-level-style-bullet>
      <text:list-level-style-bullet text:level="6" text:style-name="Bullet_20_Symbols" style:num-suffix="." text:bullet-char="■">
        <style:list-level-properties text:space-before="2.6665in" text:min-label-width="0.25in"/>
        <style:text-properties style:font-name="StarSymbol"/>
      </text:list-level-style-bullet>
      <text:list-level-style-bullet text:level="7" text:style-name="Bullet_20_Symbols" style:num-suffix="." text:bullet-char="●">
        <style:list-level-properties text:space-before="3.1665in" text:min-label-width="0.25in"/>
        <style:text-properties style:font-name="StarSymbol"/>
      </text:list-level-style-bullet>
      <text:list-level-style-bullet text:level="8" text:style-name="Bullet_20_Symbols" style:num-suffix="." text:bullet-char="○">
        <style:list-level-properties text:space-before="3.6665in" text:min-label-width="0.25in"/>
        <style:text-properties style:font-name="StarSymbol"/>
      </text:list-level-style-bullet>
      <text:list-level-style-bullet text:level="9" text:style-name="Bullet_20_Symbols" style:num-suffix="." text:bullet-char="■">
        <style:list-level-properties text:space-before="4.1665in" text:min-label-width="0.25in"/>
        <style:text-properties style:font-name="StarSymbol"/>
      </text:list-level-style-bullet>
      <text:list-level-style-bullet text:level="10" text:style-name="Bullet_20_Symbols" style:num-suffix="." text:bullet-char="●">
        <style:list-level-properties text:space-before="4.666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0835in" text:min-label-width="0.25in"/>
        <style:text-properties style:font-name="StarSymbol"/>
      </text:list-level-style-bullet>
      <text:list-level-style-bullet text:level="2" text:style-name="Bullet_20_Symbols" style:num-suffix="." text:bullet-char="○">
        <style:list-level-properties text:space-before="0.5835in" text:min-label-width="0.25in"/>
        <style:text-properties style:font-name="StarSymbol"/>
      </text:list-level-style-bullet>
      <text:list-level-style-bullet text:level="3" text:style-name="Bullet_20_Symbols" style:num-suffix="." text:bullet-char="■">
        <style:list-level-properties text:space-before="1.0835in" text:min-label-width="0.25in"/>
        <style:text-properties style:font-name="StarSymbol"/>
      </text:list-level-style-bullet>
      <text:list-level-style-bullet text:level="4" text:style-name="Bullet_20_Symbols" style:num-suffix="." text:bullet-char="●">
        <style:list-level-properties text:space-before="1.5835in" text:min-label-width="0.25in"/>
        <style:text-properties style:font-name="StarSymbol"/>
      </text:list-level-style-bullet>
      <text:list-level-style-bullet text:level="5" text:style-name="Bullet_20_Symbols" style:num-suffix="." text:bullet-char="○">
        <style:list-level-properties text:space-before="2.0835in" text:min-label-width="0.25in"/>
        <style:text-properties style:font-name="StarSymbol"/>
      </text:list-level-style-bullet>
      <text:list-level-style-bullet text:level="6" text:style-name="Bullet_20_Symbols" style:num-suffix="." text:bullet-char="■">
        <style:list-level-properties text:space-before="2.5835in" text:min-label-width="0.25in"/>
        <style:text-properties style:font-name="StarSymbol"/>
      </text:list-level-style-bullet>
      <text:list-level-style-bullet text:level="7" text:style-name="Bullet_20_Symbols" style:num-suffix="." text:bullet-char="●">
        <style:list-level-properties text:space-before="3.0835in" text:min-label-width="0.25in"/>
        <style:text-properties style:font-name="StarSymbol"/>
      </text:list-level-style-bullet>
      <text:list-level-style-bullet text:level="8" text:style-name="Bullet_20_Symbols" style:num-suffix="." text:bullet-char="○">
        <style:list-level-properties text:space-before="3.5835in" text:min-label-width="0.25in"/>
        <style:text-properties style:font-name="StarSymbol"/>
      </text:list-level-style-bullet>
      <text:list-level-style-bullet text:level="9" text:style-name="Bullet_20_Symbols" style:num-suffix="." text:bullet-char="■">
        <style:list-level-properties text:space-before="4.0835in" text:min-label-width="0.25in"/>
        <style:text-properties style:font-name="StarSymbol"/>
      </text:list-level-style-bullet>
      <text:list-level-style-bullet text:level="10" text:style-name="Bullet_20_Symbols" style:num-suffix="." text:bullet-char="●">
        <style:list-level-properties text:space-before="4.583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0835in" text:min-label-width="0.25in"/>
        <style:text-properties style:font-name="StarSymbol"/>
      </text:list-level-style-bullet>
      <text:list-level-style-bullet text:level="2" text:style-name="Bullet_20_Symbols" style:num-suffix="." text:bullet-char="○">
        <style:list-level-properties text:space-before="0.4165in" text:min-label-width="0.25in"/>
        <style:text-properties style:font-name="StarSymbol"/>
      </text:list-level-style-bullet>
      <text:list-level-style-bullet text:level="3" text:style-name="Bullet_20_Symbols" style:num-suffix="." text:bullet-char="■">
        <style:list-level-properties text:space-before="0.9165in" text:min-label-width="0.25in"/>
        <style:text-properties style:font-name="StarSymbol"/>
      </text:list-level-style-bullet>
      <text:list-level-style-bullet text:level="4" text:style-name="Bullet_20_Symbols" style:num-suffix="." text:bullet-char="●">
        <style:list-level-properties text:space-before="1.4165in" text:min-label-width="0.25in"/>
        <style:text-properties style:font-name="StarSymbol"/>
      </text:list-level-style-bullet>
      <text:list-level-style-bullet text:level="5" text:style-name="Bullet_20_Symbols" style:num-suffix="." text:bullet-char="○">
        <style:list-level-properties text:space-before="1.9165in" text:min-label-width="0.25in"/>
        <style:text-properties style:font-name="StarSymbol"/>
      </text:list-level-style-bullet>
      <text:list-level-style-bullet text:level="6" text:style-name="Bullet_20_Symbols" style:num-suffix="." text:bullet-char="■">
        <style:list-level-properties text:space-before="2.4165in" text:min-label-width="0.25in"/>
        <style:text-properties style:font-name="StarSymbol"/>
      </text:list-level-style-bullet>
      <text:list-level-style-bullet text:level="7" text:style-name="Bullet_20_Symbols" style:num-suffix="." text:bullet-char="●">
        <style:list-level-properties text:space-before="2.9165in" text:min-label-width="0.25in"/>
        <style:text-properties style:font-name="StarSymbol"/>
      </text:list-level-style-bullet>
      <text:list-level-style-bullet text:level="8" text:style-name="Bullet_20_Symbols" style:num-suffix="." text:bullet-char="○">
        <style:list-level-properties text:space-before="3.4165in" text:min-label-width="0.25in"/>
        <style:text-properties style:font-name="StarSymbol"/>
      </text:list-level-style-bullet>
      <text:list-level-style-bullet text:level="9" text:style-name="Bullet_20_Symbols" style:num-suffix="." text:bullet-char="■">
        <style:list-level-properties text:space-before="3.9165in" text:min-label-width="0.25in"/>
        <style:text-properties style:font-name="StarSymbol"/>
      </text:list-level-style-bullet>
      <text:list-level-style-bullet text:level="10" text:style-name="Bullet_20_Symbols" style:num-suffix="." text:bullet-char="●">
        <style:list-level-properties text:space-before="4.416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4925in" text:min-label-width="0.25in"/>
        <style:text-properties style:font-name="StarSymbol"/>
      </text:list-level-style-bullet>
      <text:list-level-style-bullet text:level="2" text:style-name="Bullet_20_Symbols" style:num-suffix="." text:bullet-char="">
        <style:list-level-properties text:space-before="0.9925in" text:min-label-width="0.25in"/>
        <style:text-properties style:font-name="StarSymbol"/>
      </text:list-level-style-bullet>
      <text:list-level-style-bullet text:level="3" text:style-name="Bullet_20_Symbols" style:num-suffix="." text:bullet-char="■">
        <style:list-level-properties text:space-before="1.4925in" text:min-label-width="0.25in"/>
        <style:text-properties style:font-name="StarSymbol"/>
      </text:list-level-style-bullet>
      <text:list-level-style-bullet text:level="4" text:style-name="Bullet_20_Symbols" style:num-suffix="." text:bullet-char="●">
        <style:list-level-properties text:space-before="1.9925in" text:min-label-width="0.25in"/>
        <style:text-properties style:font-name="StarSymbol"/>
      </text:list-level-style-bullet>
      <text:list-level-style-bullet text:level="5" text:style-name="Bullet_20_Symbols" style:num-suffix="." text:bullet-char="">
        <style:list-level-properties text:space-before="2.4925in" text:min-label-width="0.25in"/>
        <style:text-properties style:font-name="StarSymbol"/>
      </text:list-level-style-bullet>
      <text:list-level-style-bullet text:level="6" text:style-name="Bullet_20_Symbols" style:num-suffix="." text:bullet-char="■">
        <style:list-level-properties text:space-before="2.9925in" text:min-label-width="0.25in"/>
        <style:text-properties style:font-name="StarSymbol"/>
      </text:list-level-style-bullet>
      <text:list-level-style-bullet text:level="7" text:style-name="Bullet_20_Symbols" style:num-suffix="." text:bullet-char="●">
        <style:list-level-properties text:space-before="3.4925in" text:min-label-width="0.25in"/>
        <style:text-properties style:font-name="StarSymbol"/>
      </text:list-level-style-bullet>
      <text:list-level-style-bullet text:level="8" text:style-name="Bullet_20_Symbols" style:num-suffix="." text:bullet-char="">
        <style:list-level-properties text:space-before="3.9925in" text:min-label-width="0.25in"/>
        <style:text-properties style:font-name="StarSymbol"/>
      </text:list-level-style-bullet>
      <text:list-level-style-bullet text:level="9" text:style-name="Bullet_20_Symbols" style:num-suffix="." text:bullet-char="■">
        <style:list-level-properties text:space-before="4.4925in" text:min-label-width="0.25in"/>
        <style:text-properties style:font-name="StarSymbol"/>
      </text:list-level-style-bullet>
      <text:list-level-style-bullet text:level="10" text:style-name="Bullet_20_Symbols" style:num-suffix="." text:bullet-char="●">
        <style:list-level-properties text:space-before="4.9925in" text:min-label-width="0.25in"/>
        <style:text-properties style:font-name="StarSymbol"/>
      </text:list-level-style-bullet>
    </text:list-style>
    <text:list-style style:name="L11">
      <text:list-level-style-bullet text:level="1" text:style-name="Bullet_20_Symbols" style:num-suffix="." text:bullet-char="●">
        <style:list-level-properties text:space-before="-0.1248in" text:min-label-width="0.25in"/>
        <style:text-properties style:font-name="StarSymbol"/>
      </text:list-level-style-bullet>
      <text:list-level-style-bullet text:level="2" text:style-name="Bullet_20_Symbols" style:num-suffix="." text:bullet-char="○">
        <style:list-level-properties text:space-before="0.3752in" text:min-label-width="0.25in"/>
        <style:text-properties style:font-name="StarSymbol"/>
      </text:list-level-style-bullet>
      <text:list-level-style-bullet text:level="3" text:style-name="Bullet_20_Symbols" style:num-suffix="." text:bullet-char="■">
        <style:list-level-properties text:space-before="0.8752in" text:min-label-width="0.25in"/>
        <style:text-properties style:font-name="StarSymbol"/>
      </text:list-level-style-bullet>
      <text:list-level-style-bullet text:level="4" text:style-name="Bullet_20_Symbols" style:num-suffix="." text:bullet-char="●">
        <style:list-level-properties text:space-before="1.3752in" text:min-label-width="0.25in"/>
        <style:text-properties style:font-name="StarSymbol"/>
      </text:list-level-style-bullet>
      <text:list-level-style-bullet text:level="5" text:style-name="Bullet_20_Symbols" style:num-suffix="." text:bullet-char="○">
        <style:list-level-properties text:space-before="1.8752in" text:min-label-width="0.25in"/>
        <style:text-properties style:font-name="StarSymbol"/>
      </text:list-level-style-bullet>
      <text:list-level-style-bullet text:level="6" text:style-name="Bullet_20_Symbols" style:num-suffix="." text:bullet-char="■">
        <style:list-level-properties text:space-before="2.3752in" text:min-label-width="0.25in"/>
        <style:text-properties style:font-name="StarSymbol"/>
      </text:list-level-style-bullet>
      <text:list-level-style-bullet text:level="7" text:style-name="Bullet_20_Symbols" style:num-suffix="." text:bullet-char="●">
        <style:list-level-properties text:space-before="2.8752in" text:min-label-width="0.25in"/>
        <style:text-properties style:font-name="StarSymbol"/>
      </text:list-level-style-bullet>
      <text:list-level-style-bullet text:level="8" text:style-name="Bullet_20_Symbols" style:num-suffix="." text:bullet-char="○">
        <style:list-level-properties text:space-before="3.3752in" text:min-label-width="0.25in"/>
        <style:text-properties style:font-name="StarSymbol"/>
      </text:list-level-style-bullet>
      <text:list-level-style-bullet text:level="9" text:style-name="Bullet_20_Symbols" style:num-suffix="." text:bullet-char="■">
        <style:list-level-properties text:space-before="3.8752in" text:min-label-width="0.25in"/>
        <style:text-properties style:font-name="StarSymbol"/>
      </text:list-level-style-bullet>
      <text:list-level-style-bullet text:level="10" text:style-name="Bullet_20_Symbols" style:num-suffix="." text:bullet-char="●">
        <style:list-level-properties text:space-before="4.3752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JavaChecker Guide. <text:s/></text:p>
      <text:p text:style-name="P1">Version 2.5</text:p>
      <text:p text:style-name="P1">Ruslan Shevchenko &lt;<text:a xlink:type="simple" xlink:href="mailto:Ruslan@Shevchenko.Kiev.UA">Ruslan@Shevchenko.Kiev.UA</text:a>&gt;</text:p>
      <text:p text:style-name="P1">Grad-Soft Ltd (<text:a xlink:type="simple" xlink:href="http://www.gradsoft.ua/">http://www.gradsoft.ua</text:a>), Kiev, Ukrain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Introduction<text:tab/>1</text:p>
          <text:p text:style-name="P22">Installation<text:tab/>2</text:p>
          <text:p text:style-name="P22">Invoking<text:tab/>2</text:p>
          <text:p text:style-name="P23">Command line.<text:tab/>2</text:p>
          <text:p text:style-name="P23">ANT <text:s/>task <text:s text:c="4"/><text:tab/>3</text:p>
          <text:p text:style-name="P22">Configuration <text:tab/>5</text:p>
          <text:p text:style-name="P23">Checkes definitions:<text:tab/>5</text:p>
          <text:p text:style-name="P23">Config <text:s/>items:<text:tab/>5</text:p>
          <text:p text:style-name="P23">Attributes of <text:s/>source objects.<text:tab/>6</text:p>
          <text:p text:style-name="P24"><text:s text:c="2"/>Source Annotations<text:tab/>6</text:p>
          <text:p text:style-name="P24"><text:s text:c="2"/>Source Annotations in external files.<text:tab/>7</text:p>
          <text:p text:style-name="P23">Disabling <text:s/>checks <text:s/>from source code.<text:tab/>8</text:p>
          <text:p text:style-name="P23">Some predefined checks<text:tab/>8</text:p>
          <text:p text:style-name="P24"><text:s/>Naming <text:tab/>8</text:p>
          <text:p text:style-name="P24"><text:s/>Misc. <text:s/>style checks.<text:tab/>8</text:p>
          <text:p text:style-name="P25"><text:s text:c="5"/>CheckEmptyFile <text:tab/>9</text:p>
          <text:p text:style-name="P25"><text:s text:c="5"/>EmptyPackageName <text:tab/>9</text:p>
          <text:p text:style-name="P25"><text:s text:c="5"/>NonFinalPublicFields <text:s/><text:tab/>9</text:p>
          <text:p text:style-name="P24"><text:s/>Exceptions<text:tab/>9</text:p>
          <text:p text:style-name="P25">GenericExceptionCatchClause <text:s/><text:tab/>9</text:p>
          <text:p text:style-name="P25">EmptyCatchBlock<text:tab/>9</text:p>
          <text:p text:style-name="P25">GenericExceptionThrow <text:tab/>9</text:p>
          <text:p text:style-name="P24"><text:s/>Program flow<text:tab/>9</text:p>
          <text:p text:style-name="P25">SwitchLabelWithoutBreak <text:s/><text:tab/>9</text:p>
          <text:p text:style-name="P25">SwitchWithoutDefault <text:s/><text:tab/>10</text:p>
          <text:p text:style-name="P24"><text:s/>Resources usage<text:tab/>10</text:p>
          <text:p text:style-name="P25">UnclosedCloseable<text:tab/>10</text:p>
          <text:p text:style-name="P25">UnusedLocally <text:tab/>10</text:p>
          <text:p text:style-name="P24"><text:s/>Comparison and equality <text:tab/>10</text:p>
          <text:p text:style-name="P25">ObjectComparisonWithEquality<text:tab/>10</text:p>
          <text:p text:style-name="P25">EqualsHashCode<text:tab/>11</text:p>
          <text:p text:style-name="P23">Advanced <text:s/>usage: write custom checks<text:tab/>11</text:p>
          <text:p text:style-name="P24"><text:s text:c="3"/>General <text:s/>processing <text:s/>structure.<text:tab/>11</text:p>
          <text:p text:style-name="P23">Document attributes.<text:tab/>12</text:p>
        </text:index-body>
      </text:table-of-content>
      <text:h text:style-name="Heading_20_1" text:outline-level="1"/>
      <text:h text:style-name="Heading_20_1" text:outline-level="1">Introduction</text:h>
      <text:p text:style-name="Text_20_body"><text:s text:c="3"/>JavaChecker is a static analyzer tool for java language, based on TermWare technology. It's provide not only set of <text:s/>software checks, but <text:s/>framework for implementing own ones on top of <text:s/>semantics model of <text:s/>Java project.</text:p>
      <text:p text:style-name="Text_20_body"><text:soft-page-break/></text:p>
      <text:h text:style-name="Heading_20_1" text:outline-level="1">Installation</text:h>
      <text:p text:style-name="Text_20_body"><text:s text:c="2"/>1. <text:s/>Download <text:s/>binary or source installations from Files section of javachecker project on java.net <text:s/>website (<text:a xlink:type="simple" xlink:href="https://javachecker.dev.java.net/">https://javachecker.dev.java.net/</text:a>) <text:s/>or <text:s/>from gradsoft <text:s/>public repository (<text:a xlink:type="simple" xlink:href="http://www.gradsoft.ua/products/javachecker_eng.html">http://datacenter.gradsoft.ua/public.repository/ua.gradsoft/javachecker/</text:a>)</text:p>
      <text:p text:style-name="Text_20_body">For binary installation file must named <text:s/><text:span text:style-name="T1">JavaCheckerBinaryInstaller-</text:span><text:span text:style-name="T2">(version)</text:span><text:span text:style-name="T1">.jar</text:span><text:span text:style-name="T4">, for source – </text:span><text:span text:style-name="T1">JavaCheckerSourceInstaller.</text:span><text:span text:style-name="T2">(version)-</text:span><text:span text:style-name="T1">jar</text:span><text:span text:style-name="T4">, where (version) <text:s/>is <text:s/>3-digit version identifier, separated by dots.</text:span></text:p>
      <text:p text:style-name="P4"><text:s text:c="2"/>2. <text:s/>run jar archive <text:s/>with command, for example:</text:p>
      <text:p text:style-name="P5"><text:s text:c="3"/>java -jar JavaCheckerSourceInstaller-2.5.1.jar</text:p>
      <text:p text:style-name="P5"><text:s/></text:p>
      <text:p text:style-name="P4"/>
      <text:h text:style-name="Heading_20_1" text:outline-level="1">Invoking</text:h>
      <text:h text:style-name="Heading_20_2" text:outline-level="2">Command line.</text:h>
      <text:p text:style-name="Text_20_body">Invoking from command line is simple: <text:s/>you can use JavaChecker2.bat <text:s/>(or sh) <text:s/>from <text:span text:style-name="T3">bin</text:span> subdirectory of <text:s/>installation package with source directory as argument and may be some additional output. <text:s text:c="2"/>--help option show next:</text:p>
      <text:p text:style-name="P6">Usage: JavaChecker [options] directory</text:p>
      <text:p text:style-name="P6">where options must be one from:</text:p>
      <text:p text:style-name="P6"><text:s text:c="2"/>--prefs fname <text:s text:c="13"/>read configuration from preferences file <text:span text:style-name="T3">fname</text:span>.</text:p>
      <text:p text:style-name="P6"><text:s text:c="2"/>--showFiles <text:s text:c="15"/>during check, print names of analyzed files.</text:p>
      <text:p text:style-name="P6"><text:s text:c="2"/>--help <text:s text:c="20"/>output this help message.</text:p>
      <text:p text:style-name="P6"><text:s text:c="2"/>--output fname <text:s text:c="12"/>write report to file fname</text:p>
      <text:p text:style-name="P6"><text:s text:c="2"/>--output-format (text|html|xml) <text:s text:c="2"/>set report format.</text:p>
      <text:p text:style-name="P6"><text:s text:c="2"/>--enable check-name <text:s text:c="7"/>enable checking for check-name.</text:p>
      <text:p text:style-name="P6"><text:s text:c="2"/>--disable check-name <text:s text:c="6"/>disable checking for check-name.</text:p>
      <text:p text:style-name="P6"><text:s text:c="2"/>--explicit-enabled-only <text:s text:c="3"/>run only checks, that enabled in command line.</text:p>
      <text:p text:style-name="P6"><text:s text:c="2"/>--config name <text:s/>value <text:s text:c="6"/>set configuration item of name to value.</text:p>
      <text:p text:style-name="P6"><text:s text:c="2"/>--include dirname <text:s text:c="9"/>set directory, where situated source files, from which processed sources are depend.</text:p>
      <text:p text:style-name="P6"><text:s text:c="2"/>--attrdir dirname <text:s text:c="9"/>set directory, where tree of external source attributes is situated.</text:p>
      <text:p text:style-name="P6"><text:s text:c="2"/>--statistic-detail (file|directory|all) <text:s/></text:p>
      <text:p text:style-name="P6"><text:s text:c="29"/>output statistics for each file, for each directory</text:p>
      <text:p text:style-name="P6"><text:s text:c="29"/>of for all sources at one. (default - all)</text:p>
      <text:p text:style-name="P6"><text:s text:c="2"/>--debug <text:s text:c="19"/>put to stderr a lot of debug output</text:p>
      <text:p text:style-name="P6"><text:s text:c="2"/>--dump <text:s text:c="20"/>dump to stdout AST and semantics models of parsed files. </text:p>
      <text:p text:style-name="P6"><text:s text:c="2"/>--q <text:s text:c="23"/>minimize output to stdout</text:p>
      <text:h text:style-name="Heading_20_2" text:outline-level="2"><text:soft-page-break/>ANT <text:s/>task <text:s text:c="4"/></text:h>
      <text:p text:style-name="Text_20_body"><text:s text:c="6"/>JavaChecker can be integrated with apacha ant build tool. You can just add next task definition to you build.xml file:</text:p>
      <text:p text:style-name="P6"><text:s/>&lt;taskdef name="javachecker" classname="ua.gradsoft.javachecker.ant.JavaCheckerTask"&gt;</text:p>
      <text:p text:style-name="P6"><text:s text:c="5"/>&lt;classpath&gt;</text:p>
      <text:p text:style-name="P6"><text:s text:c="9"/>&lt;fileset dir="${jchhome}/lib" <text:s/>includes=”**/*.jar” /&gt;</text:p>
      <text:p text:style-name="P6"><text:s text:c="5"/>&lt;/classpath&gt;</text:p>
      <text:p text:style-name="P6">&lt;/taskdef&gt;</text:p>
      <text:p text:style-name="P6"/>
      <text:p text:style-name="Text_20_body"><text:s text:c="6"/>where ${jchhome} is a property which point to directory where JavaChecker is installed.</text:p>
      <text:p text:style-name="Text_20_body">From version 2.5.1 it is possible to define javachecker namespace:</text:p>
      <text:p text:style-name="P64"><text:s/>&lt; xmlns:javachecker="antlib:ua.gradsoft.javachecker&gt;" </text:p>
      <text:p text:style-name="P55">and load resource libraries via next target:</text:p>
      <text:p text:style-name="Preformatted_20_Text"><text:s/>&lt;target name="declare-javachecker" <text:s/>depends="download-build-libs"&gt;</text:p>
      <text:p text:style-name="Preformatted_20_Text"><text:s text:c="3"/>&lt;path id=”javachecker.path”&gt;</text:p>
      <text:p text:style-name="Preformatted_20_Text"><text:s text:c="4"/>&lt;fileset dir="${jchhome}/lib” includes=”**/*.jar" /&gt;</text:p>
      <text:p text:style-name="Preformatted_20_Text"><text:s text:c="3"/><text:bookmark-start text:name="DDE_LINK5"/>&lt;/path&gt;<text:bookmark-end text:name="DDE_LINK5"/></text:p>
      <text:p text:style-name="Preformatted_20_Text"><text:s text:c="3"/>&lt;taskdef resource="ua/gradsoft/phpjao/antlib.xml" </text:p>
      <text:p text:style-name="Preformatted_20_Text"><text:s text:c="12"/>uri="antlib:ua.gradsoft.phpjao" </text:p>
      <text:p text:style-name="Preformatted_20_Text"><text:s text:c="12"/>classpathref="phpjao.lib.path"/&gt;</text:p>
      <text:p text:style-name="P64"><text:s/>&lt;/target&gt;</text:p>
      <text:p text:style-name="Text_20_body"/>
      <text:p text:style-name="Text_20_body"><text:s text:c="5"/>Then you can use ant task javachecker <text:s/>with following attributes:</text:p>
      <text:list text:style-name="L1">
        <text:list-item>
          <text:p text:style-name="P43"><text:s/>jchhome - required, must be set to directory, where javachecker is installed.</text:p>
        </text:list-item>
        <text:list-item>
          <text:p text:style-name="P43"><text:s/>input – required if inputs tag are absent, must be set to directory, where located java files, which you want to check.</text:p>
        </text:list-item>
        <text:list-item>
          <text:p text:style-name="P43"><text:s/>include – set to directory, where located additional source files. </text:p>
        </text:list-item>
        <text:list-item>
          <text:p text:style-name="P43">attrdirs -- <text:s/>set to directory, where located external source attributes.</text:p>
        </text:list-item>
        <text:list-item>
          <text:p text:style-name="P43"><text:s/>output - optional, must be set to filename, where report will be printed. Otherwise, report will be printed to stdout.</text:p>
        </text:list-item>
        <text:list-item>
          <text:p text:style-name="P43"><text:s/>prefs - optional, must be set to xml prefernces file with JavaChecker configuration.</text:p>
        </text:list-item>
        <text:list-item>
          <text:p text:style-name="P43"><text:s/>showfiles - optional, analog of --showFiles <text:s/>option <text:s/></text:p>
        </text:list-item>
        <text:list-item>
          <text:p text:style-name="P43"><text:s/>q - optional, analog of <text:s/>-q <text:s/>option.</text:p>
        </text:list-item>
        <text:list-item>
          <text:p text:style-name="P43">outputFormat -- <text:s/>optional, set format of <text:s/>javachecker report. Can be “text” or “html” or “xml”</text:p>
        </text:list-item>
        <text:list-item>
          <text:p text:style-name="P43">fork – optional, <text:s/>run javachecker in separate process.</text:p>
        </text:list-item>
        <text:list-item>
          <text:p text:style-name="P43">failOnError – optional, fail if <text:s/>javachecker can't process files. (by default – true).</text:p>
        </text:list-item>
        <text:list-item>
          <text:p text:style-name="P43">explicitEnabledOnly -- <text:s/>optional, run only checks, that explicit enabled inside task. (by default - false)</text:p>
        </text:list-item>
        <text:list-item>
          <text:p text:style-name="P43">StatisticDetails <text:s/>-- optional, set level of detalization for statistics (one of 'file', 'dir', 'all')</text:p>
          <text:p text:style-name="P51"><text:soft-page-break/>And <text:s/>following internal tags:</text:p>
          <text:list>
            <text:list-item>
              <text:p text:style-name="P51">input, attributes are:</text:p>
              <text:list>
                <text:list-item>
                  <text:p text:style-name="P51">dir <text:s text:c="2"/>-- name of <text:s/>directory with java files to process.</text:p>
                </text:list-item>
              </text:list>
            </text:list-item>
            <text:list-item>
              <text:p text:style-name="P51">include, attributes are:</text:p>
              <text:list>
                <text:list-item>
                  <text:p text:style-name="P51">dir <text:s/>-- name of <text:s/>directory with java files, to look for if necessory.</text:p>
                </text:list-item>
              </text:list>
            </text:list-item>
            <text:list-item>
              <text:p text:style-name="P51">enable <text:s/>-- enable specific checks, attributes are: <text:s/></text:p>
              <text:list>
                <text:list-item>
                  <text:p text:style-name="P51">check <text:s text:c="2"/>-- must be set to name of check to enable.</text:p>
                </text:list-item>
              </text:list>
            </text:list-item>
          </text:list>
        </text:list-item>
        <text:list-item>
          <text:p text:style-name="P43"><text:tab/>disable – disable specifics checks, attributes are:</text:p>
          <text:list>
            <text:list-item>
              <text:list>
                <text:list-item>
                  <text:p text:style-name="P51">check <text:s/>-- name of check to disable.</text:p>
                </text:list-item>
              </text:list>
            </text:list-item>
          </text:list>
        </text:list-item>
        <text:list-item>
          <text:p text:style-name="P43">config – set confiuration value, attributes are:</text:p>
          <text:list>
            <text:list-item>
              <text:p text:style-name="P43">name <text:s/>-- <text:s/>name of value to set.</text:p>
            </text:list-item>
            <text:list-item>
              <text:p text:style-name="P43">value -- <text:s/>value to set.</text:p>
            </text:list-item>
            <text:list-item>
              <text:p text:style-name="P51">classpath <text:s/>-- path like structure, which point to jars, from which checked application is depend.</text:p>
            </text:list-item>
            <text:list-item>
              <text:p text:style-name="P51">jvmarg -- <text:s/>pass jvam argument for java process. <text:s/>Has effect only if fork=true.</text:p>
            </text:list-item>
          </text:list>
        </text:list-item>
      </text:list>
      <text:p text:style-name="P14"/>
      <text:p text:style-name="Text_20_body"><text:s text:c="4"/>Example:</text:p>
      <text:p text:style-name="P6"><text:bookmark-start text:name="DDE_LINK7"/><text:s text:c="3"/>&lt;target name="check" depend="build" &gt;</text:p>
      <text:p text:style-name="P6"><text:s text:c="5"/>&lt;javachecker:check jchhome="${jchhome}" </text:p>
      <text:p text:style-name="P6"><text:s text:c="9"/>input="src" output="jchreport.txt" prefs="etc/jchprefs.xml" /&gt;</text:p>
      <text:p text:style-name="P6"><text:s text:c="3"/>&lt;/target&gt;</text:p>
      <text:p text:style-name="Text_20_body"><text:bookmark-end text:name="DDE_LINK7"/><text:s text:c="2"/>will process all <text:s/>files in src.</text:p>
      <text:p text:style-name="Text_20_body">Next <text:s/>task definition:</text:p>
      <text:p text:style-name="Text_20_body"><text:s text:c="5"/>&lt;target name=”check” <text:s/>depend=”build” &gt;</text:p>
      <text:p text:style-name="Text_20_body"><text:s text:c="7"/>&lt;javachecker:check jchhome=”${jchhome}” <text:s/>fork=”true” &gt;</text:p>
      <text:p text:style-name="Text_20_body"><text:s text:c="13"/>&lt;jvmarg value=”-Xmx512M” /&gt;</text:p>
      <text:p text:style-name="Text_20_body"><text:s text:c="12"/>&lt;input <text:s/>dir=”src” /&gt;</text:p>
      <text:p text:style-name="Text_20_body"><text:s text:c="12"/>&lt;input <text:s text:c="2"/>dir=”src1” /&gt;</text:p>
      <text:p text:style-name="Text_20_body"><text:s text:c="12"/>&lt;include dir=”src-ext” /&gt;</text:p>
      <text:p text:style-name="Text_20_body"><text:s text:c="13"/>&lt;classpath&gt;</text:p>
      <text:p text:style-name="Text_20_body"><text:s text:c="17"/>&lt;fileset dir=”lib”&gt;</text:p>
      <text:p text:style-name="Text_20_body"><text:s text:c="23"/>&lt;include name=”*.jar” /&gt;</text:p>
      <text:p text:style-name="Text_20_body"><text:s text:c="17"/>&lt;/fileset&gt;</text:p>
      <text:p text:style-name="Text_20_body"><text:s text:c="13"/>&lt;/classpath&gt;</text:p>
      <text:p text:style-name="Text_20_body"><text:s text:c="13"/>&lt;disable <text:s/>check=”NamePatterns” /&gt;</text:p>
      <text:p text:style-name="Text_20_body"><text:s text:c="7"/>&lt;/javachecker&gt;</text:p>
      <text:p text:style-name="Text_20_body"><text:s text:c="6"/>&lt;/target&gt;</text:p>
      <text:p text:style-name="Text_20_body">will process all files in src and src1, disable checking of NamePatterns and if <text:s/>during processing of <text:s/>src or src1, we <text:s/>will <text:s/>need information from other classes, JavaChecker will look at first to src-ext <text:soft-page-break/>for sources, then will try to load needed classes from lib/*.jar</text:p>
      <text:p text:style-name="Text_20_body">Also javachecker will run in separate process and option -Xmx512M will be passed to child JVM.</text:p>
      <text:h text:style-name="Heading_20_1" text:outline-level="1"/>
      <text:p text:style-name="Text_20_body">And next task:</text:p>
      <text:p text:style-name="P6"><text:s text:c="3"/>&lt;target name="check-loops" depend="build" &gt;</text:p>
      <text:p text:style-name="P6"><text:s text:c="5"/>&lt;javachecker:check jchhome="${jchhome}" </text:p>
      <text:p text:style-name="P6"><text:s text:c="9"/>input="src" output="jchreport.txt" </text:p>
      <text:p text:style-name="P6"><text:s text:c="9"/>explicitEnabledOnly=”true”</text:p>
      <text:p text:style-name="P6"><text:s text:c="9"/>&gt;</text:p>
      <text:p text:style-name="P6"><text:s text:c="9"/>&lt;enable check=”ForAroundSizeConvertable” /&gt;</text:p>
      <text:p text:style-name="P6"><text:s text:c="5"/>&lt;/javachecker&gt;</text:p>
      <text:p text:style-name="P6"><text:s text:c="3"/>&lt;/target&gt;</text:p>
      <text:p text:style-name="P6"/>
      <text:p text:style-name="Text_20_body">will search in src all cases, where </text:p>
      <text:h text:style-name="Heading_20_1" text:outline-level="1">Configuration </text:h>
      <text:p text:style-name="Text_20_body"><text:s text:c="2"/></text:p>
      <text:p text:style-name="Text_20_body"><text:s text:c="2"/>Configuration of <text:s/>JavaChecker consists from:</text:p>
      <text:list text:style-name="L13">
        <text:list-item>
          <text:p text:style-name="P50">definitions of <text:s/>checkers and counters;</text:p>
        </text:list-item>
        <text:list-item>
          <text:p text:style-name="P50">config <text:s/>items</text:p>
        </text:list-item>
        <text:list-item>
          <text:p text:style-name="P50">attributes of <text:s/>source objects.</text:p>
        </text:list-item>
      </text:list>
      <text:p text:style-name="Text_20_body"/>
      <text:h text:style-name="Heading_20_2" text:outline-level="2">Checkes definitions:</text:h>
      <text:p text:style-name="Text_20_body"><text:s text:c="3"/>Checkers are defined <text:s/>in files with names <text:s/>like etc/checkers_&lt;something&gt;.def <text:s/>Typical definition looks like:</text:p>
      <text:p text:style-name="Text_20_body"><text:s text:c="4"/>define(name, category, message, <text:s/>type, ruleset (or name of class), enabled)</text:p>
      <text:p text:style-name="Text_20_body"><text:s text:c="3"/>Detailed description of check structure is described in cpecial chapter, what is needed for configuration: that </text:p>
      <text:list text:style-name="L14">
        <text:list-item>
          <text:p text:style-name="P39">we can use <text:span text:style-name="T1">name</text:span> when enable or disable check by ant task element or command-line argument; <text:s/></text:p>
        </text:list-item>
        <text:list-item>
          <text:p text:style-name="P39">last element (<text:span text:style-name="T1">enabled</text:span>) <text:s/>can be set to true or false, we can modify one to enable or disable processing of given check.</text:p>
        </text:list-item>
      </text:list>
      <text:h text:style-name="Heading_20_2" text:outline-level="2">Config <text:s/>items:</text:h>
      <text:p text:style-name="Text_20_body"><text:s text:c="3"/>Config items (such as patterns for name cheks) can be configured via </text:p>
      <text:list text:style-name="L2">
        <text:list-item>
          <text:p text:style-name="P26">--config command-line switches.</text:p>
        </text:list-item>
        <text:list-item>
          <text:p text:style-name="P26">&lt;confin name=”n” value=”v”&gt; <text:s/>entries in <text:s/>ant task definitions.</text:p>
        </text:list-item>
        <text:list-item>
          <text:p text:style-name="P26">preferences file. <text:s/>Example of <text:s/>such file can be found in <text:span text:style-name="T1">etc </text:span><text:span text:style-name="T4">subdirectory of <text:s/>JavaChecker distribution, or cited here:</text:span></text:p>
        </text:list-item>
      </text:list>
      <text:p text:style-name="P4"><text:soft-page-break/></text:p>
      <text:p text:style-name="P65">&lt;?xml version="1.0" encoding="UTF-8"?&gt;</text:p>
      <text:p text:style-name="P18">&lt;!DOCTYPE preferences SYSTEM "http://java.sun.com/dtd/preferences.dtd"&gt;</text:p>
      <text:p text:style-name="P18">&lt;preferences&gt;</text:p>
      <text:p text:style-name="P18">&lt;root type="user"&gt;</text:p>
      <text:p text:style-name="P18"><text:s/>&lt;map /&gt;</text:p>
      <text:p text:style-name="P18"><text:s/>&lt;node name="ua" &gt;</text:p>
      <text:p text:style-name="P18"><text:s text:c="2"/>&lt;map /&gt;</text:p>
      <text:p text:style-name="P18"><text:s text:c="4"/>&lt;node name="gradsoft" &gt;</text:p>
      <text:p text:style-name="P18"><text:s text:c="4"/>&lt;map /&gt;</text:p>
      <text:p text:style-name="P18"><text:s text:c="6"/>&lt;node name="javachecker" &gt;</text:p>
      <text:p text:style-name="P18"><text:s text:c="7"/>&lt;map&gt;</text:p>
      <text:p text:style-name="P18"><text:s text:c="9"/>&lt;!-- JavaChecker config file for properties --&gt;</text:p>
      <text:p text:style-name="P18"><text:s text:c="9"/>&lt;!-- usage: JavaChecker -prefs &lt;this-file&gt; <text:s/>--&gt;</text:p>
      <text:p text:style-name="P18"><text:s text:c="9"/>&lt;entry key="CheckEmptyCatchClauses" value="true" /&gt;</text:p>
      <text:p text:style-name="P18"><text:s text:c="9"/>&lt;entry key="CheckGenericExceptionCatchClauses" value="true" /&gt;</text:p>
      <text:p text:style-name="P18"><text:s text:c="9"/>&lt;entry key="CheckGenericExceptionSpecifications" value="true" /&gt;</text:p>
      <text:p text:style-name="P18"><text:s text:c="9"/>&lt;entry key="CheckOverloadedEquals" value="true" /&gt;</text:p>
      <text:p text:style-name="P18"><text:s text:c="9"/>&lt;entry key="CheckNamePatterns" value="true" /&gt;</text:p>
      <text:p text:style-name="P18"><text:s text:c="9"/>&lt;entry key="NonFinalFieldNamePattern" value="[a-z].*_" /&gt;</text:p>
      <text:p text:style-name="P18"><text:s text:c="9"/>&lt;entry key="FinalFieldNamePattern" </text:p>
      <text:p text:style-name="P18"><text:s text:c="22"/>value="[A-Z]([A-Z]|[0-9]|_)*|serialVersionUID" /&gt;</text:p>
      <text:p text:style-name="P18"><text:s text:c="9"/>&lt;entry key="ClassNamePattern" value="[A-Z].*" /&gt;</text:p>
      <text:p text:style-name="P18"><text:s text:c="9"/>&lt;entry key="LocalVariableNamePattern" </text:p>
      <text:p text:style-name="P18"><text:s text:c="28"/>value="[a-z]([A-Z]|[0-9]|[a-z]|_)*([A-Z]|[a-z]|[0-9])" /&gt;</text:p>
      <text:p text:style-name="P18"><text:s text:c="9"/>&lt;entry key="MethodNamePattern" value="[a-z].*" /&gt;</text:p>
      <text:p text:style-name="P18"><text:s text:c="9"/>&lt;entry key=”EnumConstantNamePattern” <text:s/>value=”([A-Z]|[0-9])+” /&gt;</text:p>
      <text:p text:style-name="P18"><text:s text:c="9"/>&lt;entry key="CheckNonFinalPublicFields" value="true" /&gt;</text:p>
      <text:p text:style-name="P18"><text:s text:c="7"/>&lt;/map&gt;</text:p>
      <text:p text:style-name="P18"><text:s text:c="4"/>&lt;/node&gt;</text:p>
      <text:p text:style-name="P18"><text:s text:c="3"/>&lt;/node&gt;</text:p>
      <text:p text:style-name="P18"><text:s/>&lt;/node&gt; </text:p>
      <text:p text:style-name="P18">&lt;/root&gt;</text:p>
      <text:p text:style-name="P18">&lt;/preferences&gt;</text:p>
      <text:p text:style-name="P18"/>
      <text:p text:style-name="Text_20_body"/>
      <text:p text:style-name="Text_20_body"><text:s text:c="4"/>As we see, <text:s/>names and values stored as properties of <text:s/>ua.gradsoft.javacheker <text:s/>package.</text:p>
      <text:p text:style-name="Text_20_body"/>
      <text:h text:style-name="Heading_20_2" text:outline-level="2">Attributes of <text:s/>source objects.</text:h>
      <text:h text:style-name="Heading_20_3" text:outline-level="3"><text:s text:c="2"/>Source Annotations</text:h>
      <text:p text:style-name="Standard">Sometimes we needed some additional information about source objects, which can't be derived from source code. <text:s/>For example, look at <text:s/>process of checking unclosed closeable object: exists <text:s text:c="2"/>object, which inheried from Closeable, but <text:s/>really are safe to use without close ('StringWriter'). <text:s/>For this purpose JavaChecker provide set of source annotations. First is <text:span text:style-name="T3">TypeCheckerProperties</text:span></text:p>
      <text:p text:style-name="Standard"/>
      <text:p text:style-name="Text_20_body">@Retention(RetentionPolicy.SOURCE)</text:p>
      <text:p text:style-name="Text_20_body">@Target(ElementType.TYPE)</text:p>
      <text:p text:style-name="Text_20_body">public @interface TypeCheckerProperties {</text:p>
      <text:p text:style-name="Text_20_body"><text:s text:c="7"/>public String[] value() <text:s/>default {};</text:p>
      <text:p text:style-name="Text_20_body">} </text:p>
      <text:p text:style-name="Text_20_body">values are just array of strings, which must contains odd number of <text:s/>entries, interpreted as key/value <text:soft-page-break/>pairs.</text:p>
      <text:p text:style-name="Text_20_body">Key can be any string, value parsed as term. Later this properties are accessible from context of <text:s/>java source processors via <text:s/>JavaTypeModel API <text:s/>(see <text:s/>setAttribute/getAttribute in JavaTypeModel interface)</text:p>
      <text:p text:style-name="Text_20_body">Example of <text:s/>usage:</text:p>
      <text:p text:style-name="P8">@TypeCheckerProperties({“NotCloseable”,”true”,”ThreadSafe”,”true”})</text:p>
      <text:p text:style-name="P8">public class MyThreadSafeWriter extends Writer</text:p>
      <text:p text:style-name="P8">{</text:p>
      <text:p text:style-name="P8"><text:s/>.....</text:p>
      <text:p text:style-name="P8">}</text:p>
      <text:p text:style-name="Text_20_body">will define two attributes of class MyThreadSafeWriter, both with value “true”.</text:p>
      <text:p text:style-name="Text_20_body"/>
      <text:p text:style-name="Text_20_body">Of course, not only types can be marked by attributes, so for this purpose exists set of simular annotations for constructors (<text:bookmark-start text:name="DDE_LINK3"/><text:span text:style-name="T3">ConstructorCheckerProperties</text:span><text:bookmark-end text:name="DDE_LINK3"/>), methods ( <text:span text:style-name="T3">MethodCheckerProperties</text:span><text:span text:style-name="T5">) and <text:s/>fields (</text:span><text:span text:style-name="T3">FieldCheckerProperties</text:span><text:span text:style-name="T5">)</text:span></text:p>
      <text:p text:style-name="P10">Such annotations are defined in <text:s/>jar JavaChecker2Annotations.jar <text:s/>(avaible in <text:span text:style-name="T3">lib</text:span> directory of distribution), sources are situated in <text:s/><text:span text:style-name="T3">jsrc-ann</text:span> directory.</text:p>
      <text:h text:style-name="Heading_20_3" text:outline-level="3"><text:s text:c="2"/>Source Annotations in external files.</text:h>
      <text:p text:style-name="Text_20_body"/>
      <text:p text:style-name="Text_20_body">Sometimes we need <text:s/>store additional information about third-party software package, where sources are not available or maintained by some external organization. <text:s/>For such cases exists approach to store model properties outside source code in files with extensions j<text:span text:style-name="T3">avacfg</text:span>.</text:p>
      <text:p text:style-name="Text_20_body">The layout of <text:span text:style-name="T3">javacfg</text:span> file must be the same, as layout of appropriate source file (relative to <text:span text:style-name="T3">attrdir</text:span> configuration properties). <text:s/>Inside javacfg files must be java declarations of appropriate types, methods and fields. (Note, that information about inheritance and signatures of <text:s/>methods and fields, for which we does not set properties, can be omitted).</text:p>
      <text:p text:style-name="Text_20_body">For example, let we want mark class <text:s/>java.io.StringWriter as noncloseable.</text:p>
      <text:p text:style-name="Text_20_body">Them inside <text:span text:style-name="T3">attrs</text:span> directory we create subdirs <text:span text:style-name="T3">java/io </text:span><text:span text:style-name="T5">with file </text:span><text:span text:style-name="T3">StringWriter.javacfg. </text:span><text:span text:style-name="T5">Content of <text:s/>file is next:</text:span></text:p>
      <text:p text:style-name="P10"/>
      <text:p text:style-name="P9">package java.io;</text:p>
      <text:p text:style-name="P9"/>
      <text:p text:style-name="P9">@TypeCheckerProperties( { "NotCloseable","true" } )</text:p>
      <text:p text:style-name="P9">class StringWriter {}</text:p>
      <text:p text:style-name="P10"/>
      <text:p text:style-name="P10">Note, that it is possible to set several root directories for external source properties, in such case distinct properties for same class will be 'summarized'.</text:p>
      <text:p text:style-name="P10"/>
      <text:h text:style-name="P19" text:outline-level="2"><text:soft-page-break/>Disabling <text:s/>checks <text:s/>from source code.</text:h>
      <text:p text:style-name="P10"/>
      <text:p text:style-name="P10">Also JavaChecker provide special <text:s/>annotations <text:s/>to <text:s/>disable <text:s/>specified types of checks via annotations.</text:p>
      <text:p text:style-name="P10">Type annotation CheckerDisable is used for this purpose. <text:s/>Here is definition:</text:p>
      <text:p text:style-name="P10"/>
      <text:p text:style-name="P8">@Retention(RetentionPolicy.SOURCE)</text:p>
      <text:p text:style-name="P8">@Target(ElementType.TYPE)</text:p>
      <text:p text:style-name="P8">public @interface CheckerDisable {</text:p>
      <text:p text:style-name="P8"><text:s text:c="7"/>public String[] value() default {};</text:p>
      <text:p text:style-name="P9">}</text:p>
      <text:p text:style-name="P11"/>
      <text:p text:style-name="P10"><text:span text:style-name="T6">Vaue is string, where must be names of <text:s/>disabled annotations, separated by comma or “All”. I.e. </text:span>@CheckerDisable({“GenericExceptionCatchClause”,”UnclosedCloseable” }) <text:s/>will <text:s/>disable checks whith those names for annotated type. <text:s/>@CheckerDisable({ “All” }) <text:s/>will disable all checks.</text:p>
      <text:p text:style-name="P10"/>
      <text:p text:style-name="P10">Old-fashion checker comments (as in 1.x versions) also works (but limited). <text:s/>Note, that all checks is disabled for automatically generated source files from JavaCC <text:s/>and byacc.</text:p>
      <text:p text:style-name="P10"/>
      <text:h text:style-name="Heading_20_2" text:outline-level="2">Some p<text:bookmark-start text:name="DDE_LINK2"/>redefined checks<text:bookmark-end text:name="DDE_LINK2"/></text:h>
      <text:h text:style-name="Heading_20_3" text:outline-level="3"><text:bookmark-start text:name="DDE_LINK"/><text:s/>Naming <text:bookmark-end text:name="DDE_LINK"/></text:h>
      <text:p text:style-name="Text_20_body"><text:s text:c="5"/>JavaChecker can perform style checking of identifiers, which based on role of identifier and regular expression pattern for this roles. <text:s/>This check is enabled by property <text:s/><text:span text:style-name="T3">CheckNamePatterns</text:span><text:span text:style-name="T5"> and by default follows the Sun Java Convention. Configuration properties are next:</text:span></text:p>
      <text:list text:style-name="L3">
        <text:list-item>
          <text:p text:style-name="P28"><text:span text:style-name="T3">ClassNamePattern</text:span> <text:s/>-- set pattern for names of classes, interfaces and enums. (default <text:s/>is <text:s/>[A-Z_]+.*)</text:p>
        </text:list-item>
        <text:list-item>
          <text:p text:style-name="P28"><text:span text:style-name="T3">MethodNamePattern</text:span> – set pattern for method names. <text:s/>(default is <text:s/><text:span text:style-name="T3">[a-z]+([A-Z]|[0-9]|[a-z]|_)*</text:span></text:p>
        </text:list-item>
      </text:list>
      <text:list text:style-name="L4">
        <text:list-item>
          <text:p text:style-name="P29">For names of <text:s/>variables and function parameters:</text:p>
        </text:list-item>
      </text:list>
      <text:list text:style-name="L5">
        <text:list-item>
          <text:p text:style-name="P44"><text:span text:style-name="T3">NonFinalFieldNamePattern</text:span> – <text:s/>non-final fields. Default is <text:span text:style-name="T8">[a-z].*</text:span></text:p>
        </text:list-item>
        <text:list-item>
          <text:p text:style-name="P46">FinalFieldNamePattern<text:span text:style-name="T5"> – <text:s/>final fields. <text:s text:c="2"/>Default is </text:span><text:span text:style-name="T9">[A-Z](A-Z|_|0-9)*|serialVersionUID</text:span></text:p>
        </text:list-item>
        <text:list-item>
          <text:p text:style-name="P46">LocalVaribleNamePattern – <text:span text:style-name="T5">local variables and formal parameters. <text:s/>Default is [a-z]+([A-Z]|[a-z]|_[0-9])*</text:span></text:p>
        </text:list-item>
        <text:list-item>
          <text:p text:style-name="P47"><text:span text:style-name="T3">EnumConstantNamePattern</text:span> – for enumeration constants. <text:s/>Default is <text:span text:style-name="T8">[A-Z](A-Z|_|0-9)*</text:span></text:p>
        </text:list-item>
        <text:list-item>
          <text:p text:style-name="P52"><text:span text:style-name="T7">TypeArgumentNamePattern</text:span><text:span text:style-name="T6"> – for name of type parameters. <text:s/>Default is [A-Z]+([A-Z]|[0-9])*</text:span></text:p>
        </text:list-item>
      </text:list>
      <text:h text:style-name="P20" text:outline-level="3"><text:s/>Misc. <text:s/>style checks.</text:h>
      <text:p text:style-name="P10"><text:s text:c="3"/>Also exists some predefined style checks:</text:p>
      <text:list text:style-name="L6">
        <text:list-item>
          <text:list>
            <text:list-item>
              <text:list>
                <text:list-item>
                  <text:list>
                    <text:list-item>
                      <text:h text:style-name="P58" text:outline-level="4"><text:soft-page-break/><text:s text:c="5"/><text:span text:style-name="T3">CheckEmptyFile </text:span></text:h>
                    </text:list-item>
                  </text:list>
                </text:list-item>
              </text:list>
            </text:list-item>
          </text:list>
        </text:list-item>
      </text:list>
      <text:p text:style-name="Standard"><text:span text:style-name="T3"><text:s text:c="26"/></text:span><text:span text:style-name="T5">if enabled, warn about empty java files in project.</text:span></text:p>
      <text:p text:style-name="P2"/>
      <text:list text:style-name="L6">
        <text:list-item text:start-value="1">
          <text:list>
            <text:list-item text:start-value="1">
              <text:list>
                <text:list-item text:start-value="1">
                  <text:list>
                    <text:list-item text:start-value="1">
                      <text:h text:style-name="P58" text:outline-level="4" text:restart-numbering="true" text:start-value="1"><text:s text:c="5"/><text:span text:style-name="T3">EmptyPackageName </text:span></text:h>
                    </text:list-item>
                  </text:list>
                </text:list-item>
              </text:list>
              <text:p text:style-name="P45">warn about empty package name.</text:p>
              <text:list>
                <text:list-item>
                  <text:list>
                    <text:list-item>
                      <text:h text:style-name="P58" text:outline-level="4"><text:s text:c="5"/><text:span text:style-name="T3">NonFinalPublicFields <text:s/></text:span></text:h>
                    </text:list-item>
                  </text:list>
                </text:list-item>
              </text:list>
              <text:p text:style-name="P48"><text:span text:style-name="T3"><text:s/></text:span><text:span text:style-name="T5">warn about non-final public fields.</text:span></text:p>
            </text:list-item>
          </text:list>
        </text:list-item>
      </text:list>
      <text:p text:style-name="Text_20_body"/>
      <text:h text:style-name="Heading_20_3" text:outline-level="3"><text:s/>Exceptions</text:h>
      <text:list text:style-name="L7">
        <text:list-item>
          <text:list>
            <text:list-item>
              <text:list>
                <text:list-item>
                  <text:list>
                    <text:list-item>
                      <text:h text:style-name="P59" text:outline-level="4"><text:bookmark-start text:name="DDE_LINK1"/><text:span text:style-name="T3">GenericExceptionCatchClause</text:span> <text:s/></text:h>
                    </text:list-item>
                  </text:list>
                </text:list-item>
              </text:list>
              <text:p text:style-name="P32">if enabled, warn about catching of generic exceptions.<text:bookmark-end text:name="DDE_LINK1"/></text:p>
              <text:list>
                <text:list-item>
                  <text:list>
                    <text:list-item>
                      <text:h text:style-name="P59" text:outline-level="4">EmptyCatchBlock</text:h>
                    </text:list-item>
                  </text:list>
                </text:list-item>
              </text:list>
              <text:p text:style-name="P33"><text:s/><text:span text:style-name="T5">warn about empty catch block.</text:span></text:p>
              <text:list>
                <text:list-item>
                  <text:list>
                    <text:list-item>
                      <text:h text:style-name="P59" text:outline-level="4"><text:bookmark-start text:name="DDE_LINK6"/>GenericExceptionThrow<text:bookmark-end text:name="DDE_LINK6"/> </text:h>
                    </text:list-item>
                  </text:list>
                </text:list-item>
              </text:list>
              <text:p text:style-name="P30">warn about throwing of generic exception.</text:p>
            </text:list-item>
          </text:list>
        </text:list-item>
      </text:list>
      <text:p text:style-name="P10"/>
      <text:h text:style-name="P20" text:outline-level="3"><text:bookmark-start text:name="DDE_LINK9"/><text:s/>Program flow<text:bookmark-end text:name="DDE_LINK9"/></text:h>
      <text:list text:style-name="L7">
        <text:list-item text:start-value="1">
          <text:list>
            <text:list-item text:start-value="1">
              <text:list>
                <text:list-item text:start-value="1">
                  <text:list>
                    <text:list-item text:start-value="1">
                      <text:h text:style-name="P59" text:outline-level="4" text:restart-numbering="true" text:start-value="1"><text:span text:style-name="T3">SwitchLabelWithoutBreak </text:span><text:s/></text:h>
                    </text:list-item>
                  </text:list>
                </text:list-item>
              </text:list>
            </text:list-item>
          </text:list>
          <text:p text:style-name="P30"><text:s/>if enabled, warn about non-empty switch label without statement, which break control flow (i.e. break or throw or return). <text:s/>For example next chunk of code: <text:s text:c="5"/></text:p>
        </text:list-item>
      </text:list>
      <text:p text:style-name="P7"><text:s text:c="6"/><text:span text:style-name="T11"><text:s text:c="13"/>switch(x) {</text:span></text:p>
      <text:p text:style-name="P12"><text:s text:c="27"/>case 1:</text:p>
      <text:p text:style-name="P12"><text:s text:c="27"/>case 2:</text:p>
      <text:p text:style-name="P12"><text:s text:c="33"/>System.out.println("x&lt;3");</text:p>
      <text:p text:style-name="P12"><text:s text:c="34"/>break;</text:p>
      <text:p text:style-name="P12"><text:s text:c="30"/>case 3:</text:p>
      <text:p text:style-name="P12"><text:s text:c="30"/>System.out.println("x&lt;4");</text:p>
      <text:p text:style-name="P12"><text:s text:c="30"/>throw new Exception("qqq");</text:p>
      <text:p text:style-name="P12"><text:s text:c="26"/>case 4:</text:p>
      <text:p text:style-name="P12"><text:s text:c="29"/>System.out.println("x&lt;5");</text:p>
      <text:p text:style-name="P12"><text:s text:c="27"/>case 5:</text:p>
      <text:p text:style-name="P12"><text:s text:c="30"/>System.out.println("x&lt;6");</text:p>
      <text:p text:style-name="P12"><text:s text:c="30"/>return;</text:p>
      <text:p text:style-name="P12"><text:s text:c="25"/>default:</text:p>
      <text:p text:style-name="P12"><text:s text:c="27"/>System.out.println("x&gt;=6");</text:p>
      <text:p text:style-name="P12"><text:soft-page-break/><text:s text:c="22"/>}</text:p>
      <text:p text:style-name="P13"><text:span text:style-name="T10"><text:s text:c="2"/></text:span>will trigger this violations for case block with label 4.</text:p>
      <text:list text:style-name="L8">
        <text:list-item>
          <text:list>
            <text:list-item>
              <text:list>
                <text:list-item>
                  <text:list>
                    <text:list-item>
                      <text:h text:style-name="P60" text:outline-level="4"><text:span text:style-name="T3">SwitchWithoutDefault</text:span> <text:s/></text:h>
                    </text:list-item>
                  </text:list>
                </text:list-item>
              </text:list>
            </text:list-item>
          </text:list>
          <text:p text:style-name="P34">if enabled, warn about <text:s/>switch statement without default label. </text:p>
        </text:list-item>
      </text:list>
      <text:h text:style-name="P20" text:outline-level="3"><text:s/>Resources usage</text:h>
      <text:list text:style-name="L9">
        <text:list-item>
          <text:list>
            <text:list-item>
              <text:list>
                <text:list-item>
                  <text:list>
                    <text:list-item>
                      <text:h text:style-name="P61" text:outline-level="4"><text:bookmark-start text:name="DDE_LINK4"/>UnclosedCloseable</text:h>
                    </text:list-item>
                  </text:list>
                </text:list-item>
              </text:list>
            </text:list-item>
          </text:list>
          <text:p text:style-name="P31"><text:s/>warn about possible unclosed closeable. <text:s text:c="2"/>I. e. For example if we open file in function <text:s/>and forgott about <text:s/>one.</text:p>
          <text:p text:style-name="P31"><text:bookmark-end text:name="DDE_LINK4"/>Example:</text:p>
          <text:p text:style-name="P35">public static void main(String[] args)</text:p>
        </text:list-item>
      </text:list>
      <text:p text:style-name="P15"><text:s text:c="6"/>{</text:p>
      <text:p text:style-name="P15"><text:s text:c="7"/>try {</text:p>
      <text:p text:style-name="P21"><text:s/>FileReader reader = new FileReader(args[1]);</text:p>
      <text:p text:style-name="P15"><text:s text:c="13"/>int ch=reader.read(); <text:s text:c="10"/></text:p>
      <text:p text:style-name="P15"><text:s text:c="6"/>}catch(FileNotFoundException ex){</text:p>
      <text:p text:style-name="P15"><text:s text:c="13"/>ex.printStackTrace()</text:p>
      <text:p text:style-name="P15"><text:s text:c="6"/>}catch(IOException ex){</text:p>
      <text:p text:style-name="P15"><text:s text:c="13"/>ex.printStackTrace();</text:p>
      <text:p text:style-name="P15"><text:s text:c="6"/>}</text:p>
      <text:p text:style-name="P15"><text:s text:c="5"/>}</text:p>
      <text:p text:style-name="P16"><text:s text:c="7"/><text:span text:style-name="T12">This <text:s/>check depends from few properties, which can be set via anotations or as external:</text:span></text:p>
      <text:list text:style-name="L10">
        <text:list-item>
          <text:p text:style-name="P53"><text:span text:style-name="T3">NotCloseable</text:span> <text:s/>-- type property, which indicate, that instance of this class really can be safe forgotten without closing. </text:p>
        </text:list-item>
        <text:list-item>
          <text:p text:style-name="P53"><text:span text:style-name="T3">CloseableProxy</text:span> – type property, which indicate that instance of this class can be used as proxy to some other closeable. (Example – PrintWriter). In such case close call if checked when argument of <text:s/>allocation exception is another closeable allocation exception.</text:p>
        </text:list-item>
        <text:list-item>
          <text:p text:style-name="P53"><text:span text:style-name="T3">ResourceFactory</text:span> – method property, which indicate, that method create new resource, which must be closed.</text:p>
        </text:list-item>
      </text:list>
      <text:list text:style-name="L9">
        <text:list-item text:start-value="1">
          <text:list>
            <text:list-item text:start-value="1">
              <text:list>
                <text:list-item text:start-value="1">
                  <text:list>
                    <text:list-item text:start-value="1">
                      <text:h text:style-name="P61" text:outline-level="4" text:restart-numbering="true" text:start-value="1"><text:bookmark-start text:name="DDE_LINK10"/><text:bookmark-start text:name="DDE_LINK8"/>UnusedLocally <text:bookmark-end text:name="DDE_LINK10"/><text:bookmark-end text:name="DDE_LINK8"/></text:h>
                    </text:list-item>
                  </text:list>
                </text:list-item>
              </text:list>
            </text:list-item>
          </text:list>
          <text:p text:style-name="P31">check <text:s/>warn about unused private method or field.</text:p>
          <text:p text:style-name="P31">(except <text:s/>special method and fileds of java.io.Serializable: serialVersionUID, readObject, writeObject, readObjectNoData) <text:s text:c="2"/></text:p>
        </text:list-item>
      </text:list>
      <text:p text:style-name="P10"/>
      <text:h text:style-name="P20" text:outline-level="3"><text:s/>Comparison and equality </text:h>
      <text:list text:style-name="L9">
        <text:list-item>
          <text:list>
            <text:list-item>
              <text:list>
                <text:list-item>
                  <text:list>
                    <text:list-item>
                      <text:h text:style-name="P62" text:outline-level="4"><text:span text:style-name="T3">ObjectComparisonWithEquality</text:span></text:h>
                    </text:list-item>
                  </text:list>
                </text:list-item>
              </text:list>
            </text:list-item>
          </text:list>
        </text:list-item>
      </text:list>
      <text:p text:style-name="P54"><text:s text:c="5"/>When enabled, warn when objects are compared to other objects <text:s/>(other then null) using equality <text:soft-page-break/>expression (ie via '==' ) instead equals.</text:p>
      <text:list text:style-name="L9">
        <text:list-item text:start-value="1">
          <text:list>
            <text:list-item text:start-value="1">
              <text:list>
                <text:list-item text:start-value="1">
                  <text:list>
                    <text:list-item text:start-value="1">
                      <text:h text:style-name="P63" text:outline-level="4" text:restart-numbering="true" text:start-value="1">EqualsHashCode</text:h>
                    </text:list-item>
                  </text:list>
                </text:list-item>
              </text:list>
            </text:list-item>
          </text:list>
        </text:list-item>
      </text:list>
      <text:p text:style-name="P54"><text:s text:c="2"/>Check, that if object has overloaded equals, than hashCode also must be overloaded.</text:p>
      <text:p text:style-name="P56"/>
      <text:p text:style-name="P17"><text:bookmark-start text:name="DDE_LINK11"/>More checks will be available with time.<text:bookmark-end text:name="DDE_LINK11"/> <text:s/>May be main value of javachecker <text:s/>is not in <text:s/>running basic set of checks, but in providing possibility for writing own domain-specifics <text:s/>tests in pluggable manners. <text:s/>For example, <text:s/>custom JavaChecker rules was using in project coin, to determinate: what language changes will have more effects to optimizing existing java codebase.  (this rules are included in source distribution)</text:p>
      <text:h text:style-name="Heading_20_2" text:outline-level="2">Advanced <text:s/>usage: write custom checks</text:h>
      <text:h text:style-name="Heading_20_3" text:outline-level="3"><text:s text:c="3"/><text:bookmark-start text:name="DDE_LINK12"/>General <text:s/>processing <text:s/>structure.<text:bookmark-end text:name="DDE_LINK12"/></text:h>
      <text:p text:style-name="Text_20_body"><text:s text:c="6"/>So, software check (or more general – any AST processing activity) can be represented as pluggable interface, which consists from <text:s text:c="2"/>name, type, description and <text:s/>rules. Rules are depends from type of <text:s/>processing (will be described later), name, type, description – just strings.</text:p>
      <text:p text:style-name="Text_20_body">List of all external <text:s/>checks are situated in files with names <text:s/><text:span text:style-name="T3">checkers_*.def</text:span> <text:s text:c="2"/>in <text:span text:style-name="T3">/etc</text:span> subdirecotry <text:s/>of JavaChecker2 <text:s/>distribution.</text:p>
      <text:p text:style-name="Text_20_body">Each check is described as check definition file, which looks as follows:</text:p>
      <text:p text:style-name="Text_20_body">Example:</text:p>
      <text:p text:style-name="P6">[</text:p>
      <text:p text:style-name="P41"><text:s text:c="4"/>define(CheckMyCompanyPackageName,</text:p>
      <text:p text:style-name="P41"><text:s text:c="6"/>#description</text:p>
      <text:p text:style-name="P41"><text:s text:c="6"/>"Check that names of packages are started from com.mycompany", <text:s text:c="5"/></text:p>
      <text:p text:style-name="P41"><text:s text:c="6"/>#type</text:p>
      <text:p text:style-name="P41"><text:s text:c="6"/>BT_COMPILATION_UNIT_RULESET,</text:p>
      <text:p text:style-name="P41"><text:s text:c="6"/>#rules <text:s text:c="4"/></text:p>
      <text:p text:style-name="P41"><text:s text:c="6"/>ruleset(</text:p>
      <text:p text:style-name="P41"><text:s text:c="9"/>PackageDeclaration(Name([$x,$y])-&gt;COM_MY_COMPANY([$x,$y],$x),</text:p>
      <text:p text:style-name="P41"><text:s text:c="9"/>COM_MY_COMPANY([Identifier(“com”),[Identifier(“mycompany”),$x]],$y) -&gt; true</text:p>
      <text:p text:style-name="P41"><text:s text:c="66"/>!-&gt; false</text:p>
      <text:p text:style-name="P41"><text:s text:c="9"/>[violationDiscovered("Naming", "package does not start from com.mycompany",$y)]</text:p>
      <text:p text:style-name="P41"><text:s text:c="7"/>),</text:p>
      <text:p text:style-name="P41"><text:s text:c="7"/>#enabled by default</text:p>
      <text:p text:style-name="P41"><text:s text:c="7"/>true</text:p>
      <text:p text:style-name="P41"><text:s/>); <text:s text:c="4"/></text:p>
      <text:p text:style-name="P41">]</text:p>
      <text:p text:style-name="Text_20_body"><text:s text:c="3"/>Type must be one of:</text:p>
      <text:list text:style-name="L11">
        <text:list-item>
          <text:p text:style-name="P49">BT_COMPILATION_UNIT_RULESET <text:s/>-- rules in ruleset are applied to AST tree of <text:s/>compilation unit <text:s/>with bt-strategy. In short the work of rules is to determinate syntax patterns, reduce one and call special “violationDiscovered” action in case of finding problem <text:s/>(see TermWare documentation for details of <text:s/>different strategies). <text:s/>For <text:s/>structure <text:soft-page-break/>of AST term refer to source code of <text:s/>Java5PP <text:s/>subproject <text:s/>(we receive tree structure as in JavaCC rules, than apply transformations, described in class ASTTransformers.java)</text:p>
        </text:list-item>
        <text:list-item>
          <text:p text:style-name="P49">BT_TYPE_RULESET <text:s/>-- rules in ruleset are applied to AST tree of each type definition in compilation unit with <text:s/>bottom-top strategy.</text:p>
        </text:list-item>
        <text:list-item>
          <text:p text:style-name="P49">FT_TYPE_RULESET <text:s/>-- rules in ruleset are applied to AST tree of each type definition in compilation unit with first-top strategy.</text:p>
        </text:list-item>
        <text:list-item>
          <text:p text:style-name="P49">JAVA_CLASS – model is passed to class, which implement appropriative callback interface. (<text:span text:style-name="T3">ua.gradsoft.checkers.JavaTypeModelProcessor</text:span>)</text:p>
        </text:list-item>
        <text:list-item>
          <text:p text:style-name="P49">MODEL_RULESET – rules are applied not to AST tree, but to term of semantics model of <text:s/>program. <text:s/>How model term differs from AST term – for each language element <text:s/>object model of appropriative semantics entity (class, expression, so. on) is created and model term contains not only syntax elements, but special reference to java object (named context) <text:s/>which give us access to semantic model of program: it is possible to resolve classes, clarifying local variables and so on. <text:s/>This allows build sophistical checkers which can do abstract interpritation of <text:s/>Java programs. <text:s/>For details, look at 'models' <text:s/>subpackage of <text:s/>JavaChecker.</text:p>
        </text:list-item>
      </text:list>
      <text:p text:style-name="P14"><text:s text:c="3"/>And <text:s/>last <text:s/>entry <text:s/>is <text:s/><text:span text:style-name="T1">true</text:span> or <text:span text:style-name="T1">false <text:s/></text:span><text:span text:style-name="T4">which <text:s/>describe, that this check is enabled (or disabled) <text:s/>by default. <text:s/>We can <text:s/>enable/disable additional checks from command line or ant task or <text:s/>preferences. </text:span></text:p>
      <text:p text:style-name="Text_20_body">So, in short, the process of <text:s/>adding new check for <text:s/>JavaChecker <text:s/>can be described <text:s/>by next steps:</text:p>
      <text:list text:style-name="L12">
        <text:list-item>
          <text:p text:style-name="P36">decide, what type of check <text:s/>you needed.</text:p>
        </text:list-item>
        <text:list-item>
          <text:p text:style-name="P36">write appropriative class or ruleset (using <text:s/>Java or TermWare as language and <text:s/>JavaChecker2 source code as main information source about representation of <text:s/>Java entities)</text:p>
        </text:list-item>
        <text:list-item>
          <text:p text:style-name="P36">add you check <text:s/>to <text:s/>etc/checkest.def <text:s/>(or provide own file).</text:p>
        </text:list-item>
        <text:list-item>
          <text:p text:style-name="P36">(optionally) <text:s/>-- publish somewhere :)</text:p>
          <text:p text:style-name="P36"/>
        </text:list-item>
      </text:list>
      <text:p text:style-name="Text_20_body">Excepts checks it is possible to define calculated statistical value characteristics of analyzed code. For each check we have statistical characteristic with same name: number of <text:s/>entries inside scope. Also we can define new calculated characteristics using <text:s/>'calculate' term. </text:p>
      <text:p text:style-name="Text_20_body">Example:</text:p>
      <text:p text:style-name="P41"><text:s text:c="6"/>calculate(DiamondInitializers_percents,"coin",</text:p>
      <text:p text:style-name="P41"><text:s text:c="18"/>"per all variable initializers",</text:p>
      <text:p text:style-name="P41"><text:s text:c="18"/>(DiamondInitializers/AllVariableInitializers)*100,</text:p>
      <text:p text:style-name="P41"><text:s text:c="18"/>false),</text:p>
      <text:p text:style-name="P42">This is part of <text:s/>set of checks for coin project, wich calculate value: how many variable initializers use allocation expressions with type arguments (and therefore can be optimized in case of accepting diamond initalizer proposal for project coin) among all other variable initializers. </text:p>
      <text:p text:style-name="P42">So, first argument is name, second and third are category and descriptions (same as in checker definition), third is arithmetical expression, where other statistics values and counters can be referenced by name, last argument is used for enabling or disabling of calculating and printing of such value during processing.</text:p>
      <text:p text:style-name="P42"/>
      <text:p text:style-name="P41"/>
      <text:p text:style-name="Text_20_body">For <text:s/>additional information you can look at:</text:p>
      <text:list text:style-name="L15">
        <text:list-item>
          <text:p text:style-name="P40">javachecker project wiki: <text:s/><text:a xlink:type="simple" xlink:href="http://redmine.gradsoft.ua/wiki/javachecker">http://redmine.gradsoft.ua/wiki/javachecker</text:a></text:p>
        </text:list-item>
        <text:list-item>
          <text:p text:style-name="P40"><text:soft-page-break/>files <text:s/>buid-check-external <text:s/>and etc/checkers_*.def <text:s/>for <text:s/>examples of check defintions.</text:p>
        </text:list-item>
        <text:list-item>
          <text:p text:style-name="P40">API description: <text:a xlink:type="simple" xlink:href="http://datacenter.gradsoft.ua/files/ua.gradsoft/javachecker/javadoc/">http://datacenter.gradsoft.ua/files/ua.gradsoft/javachecker/javadoc/</text:a></text:p>
        </text:list-item>
      </text:list>
      <text:h text:style-name="Heading_20_2" text:outline-level="2">Document attributes.</text:h>
      <text:p text:style-name="Text_20_body"><text:s text:c="3"/>Organization: <text:s text:c="2"/>Grad-Soft <text:s/>Ltd, Kiev, Ukraine. <text:s/><text:a xlink:type="simple" xlink:href="http://www.gradsoft.ua/">http://www.gradsoft.ua</text:a></text:p>
      <text:p text:style-name="Text_20_body"><text:s text:c="3"/>Author: <text:s/>Ruslan Shevchenko <text:s/><text:a xlink:type="simple" xlink:href="mailto:Ruslan@Shevchenko.Kiev.UA">Ruslan@Shevchenko.Kiev.UA</text:a></text:p>
      <text:p text:style-name="Text_20_body"><text:s text:c="3"/>Version: <text:s/>2.5.1</text:p>
      <text:p text:style-name="Text_20_body"><text:s text:c="3"/>History of <text:s/>changes:</text:p>
      <text:p text:style-name="Text_20_body"><text:s text:c="12"/>21.06.2009 <text:s text:c="3"/>version 2.5.1 (reviewed; added notes about using custom checks and statistics;</text:p>
      <text:p text:style-name="Text_20_body"><text:s text:c="57"/>added explicitEnableOnly, scopes and statistics, project coin <text:s text:c="2"/></text:p>
      <text:p text:style-name="Text_20_body"><text:s text:c="57"/>checks).</text:p>
      <text:p text:style-name="Text_20_body"><text:s text:c="13"/>29.07.2007 <text:s text:c="2"/>version 2.2.3 <text:s/>(added <text:s/>fork, jvmarg and failOnError parameters of <text:s/>ant task).</text:p>
      <text:p text:style-name="Text_20_body"><text:s text:c="12"/>11.06.2007 <text:s text:c="3"/>version 2.2.2 <text:s/>(maintance release)</text:p>
      <text:p text:style-name="Text_20_body"><text:s text:c="12"/>06.06.2007 <text:s text:c="3"/>version 2.2.1 <text:s/>(added <text:s/>CheckerDisabled annotation)</text:p>
      <text:p text:style-name="Text_20_body"><text:s text:c="12"/>27.05.2007 <text:s text:c="3"/>version 2.2.0</text:p>
      <text:p text:style-name="Text_20_body"><text:tab/><text:tab/>(added work with properties, SwitchWithoutDefault and UnusedLocally tests. <text:s/>Rework of <text:s/>UnclosedCloseable)</text:p>
      <text:p text:style-name="Text_20_body"><text:s text:c="12"/>21.04.2007 <text:s text:c="3"/>version 2.1.1 <text:s/>(added SwitchLabelWithoutBreak <text:s/>test)</text:p>
      <text:p text:style-name="Text_20_body"><text:s text:c="12"/>15.04.2007 <text:s text:c="3"/>version 2.1.0 <text:s text:c="12"/></text:p>
      <text:p text:style-name="Text_20_body"><text:tab/>19.03.2007 <text:s text:c="3"/>version 2.0 <text:s/></text:p>
      <text:p text:style-name="Text_20_body"><text:s text:c="12"/>07.06.2004 <text:s text:c="3"/>version 1.x</text:p>
      <text:p text:style-name="Text_20_body"><text:tab/>17.03.2004 <text:s text:c="3"/>initial <text:s/>revision.</text:p>
      <text:p text:style-name="Text_20_body"/>
      <text:p text:style-name="Text_20_body"><text:tab/></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ixed" svg:font-family="Fixed"/>
    <style:font-face style:name="Miriam" svg:font-family="Miriam"/>
    <style:font-face style:name="StarSymbol" svg:font-family="StarSymbol"/>
    <style:font-face style:name="Tahoma1" svg:font-family="Tahoma"/>
    <style:font-face style:name="Times New Roman1" svg:font-family="'Times New Roman'" style:font-family-generic="roman"/>
    <style:font-face style:name="ARial" svg:font-family="ARial" style:font-family-generic="swiss"/>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iriam Fixed" svg:font-family="'Miriam Fixed'" style:font-family-generic="modern" style:font-pitch="fixed"/>
    <style:font-face style:name="Times New Roman" svg:font-family="'Times New Roman'" style:font-family-generic="roman" style:font-pitch="variable"/>
    <style:font-face style:name="AR PL ShanHeiSun Uni" svg:font-family="'AR PL ShanHeiSun Uni'"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creation-date>2006-09-18T22:53:10</meta:creation-date>
    <dc:creator>Ruslan Shevchenko</dc:creator>
    <dc:date>2009-06-21T19:55:48</dc:date>
    <dc:language>uk-UA</dc:language>
    <meta:editing-cycles>38</meta:editing-cycles>
    <meta:editing-duration>P8DT0H53M48S</meta:editing-duration>
    <meta:user-defined meta:name="Info 1"/>
    <meta:user-defined meta:name="Info 2"/>
    <meta:user-defined meta:name="Info 3"/>
    <meta:user-defined meta:name="Info 4"/>
    <meta:document-statistic meta:table-count="0" meta:image-count="0" meta:object-count="0" meta:page-count="13" meta:paragraph-count="381" meta:word-count="2940" meta:character-count="23290"/>
  </office:meta>
</office:document-meta>
</file>